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Fett" style:font-family-generic="swiss" style:font-pitch="variable"/>
    <style:font-face style:name="Carlito3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ositiv_24__24__7b_ROWCONTEXTS_3d_Requests_7d_" style:display-name="positiv$${ROWCONTEXTS=Requests}" style:family="table">
      <style:table-properties style:width="17cm" table:align="margins" fo:background-color="transparent">
        <style:background-image/>
      </style:table-properties>
    </style:style>
    <style:style style:name="positiv_24__24__7b_ROWCONTEXTS_3d_Requests_7d_.A" style:display-name="positiv$${ROWCONTEXTS=Requests}.A" style:family="table-column">
      <style:table-column-properties style:column-width="17cm" style:rel-column-width="65535*"/>
    </style:style>
    <style:style style:name="positiv_24__24__7b_ROWCONTEXTS_3d_Requests_7d_.1" style:display-name="positiv$${ROWCONTEXTS=Requests}.1" style:family="table-row">
      <style:table-row-properties fo:background-color="transparent">
        <style:background-image/>
      </style:table-row-properties>
    </style:style>
    <style:style style:name="positiv_24__24__7b_ROWCONTEXTS_3d_Requests_7d_.A1" style:display-name="positiv$${ROWCONTEXTS=Requests}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ositiv_24__24__7b_ROWCONTEXTS_3d_Requests_7d_.2" style:display-name="positiv$${ROWCONTEXTS=Requests}.2" style:family="table-row">
      <style:table-row-properties style:min-row-height="0.115cm" fo:background-color="transparent">
        <style:background-image/>
      </style:table-row-properties>
    </style:style>
    <style:style style:name="positiv_24__24__7b_ROWCONTEXTS_3d_Requests_7d_.3" style:display-name="positiv$${ROWCONTEXTS=Requests}.3" style:family="table-row">
      <style:table-row-properties style:min-row-height="0.088cm"/>
    </style:style>
    <style:style style:name="positiv_24__24__7b_ROWCONTEXTS_3d_Requests_7d_.A3" style:display-name="positiv$${ROWCONTEXTS=Requests}.A3" style:family="table-cell">
      <style:table-cell-properties fo:padding="0cm" fo:border="none"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498cm" style:rel-column-width="32760*"/>
    </style:style>
    <style:style style:name="TabelleRequestsInnerePositiv.B" style:family="table-column">
      <style:table-column-properties style:column-width="8.502cm" style:rel-column-width="32775*"/>
    </style:style>
    <style:style style:name="TabelleRequestsInnerePositiv.A1" style:family="table-cell">
      <style:table-cell-properties fo:padding="0cm" fo:border="none" style:writing-mode="page"/>
    </style:style>
    <style:style style:name="TabelleRequestsInnerePositiv.B3" style:family="table-cell">
      <style:table-cell-properties style:vertical-align="middle" fo:padding="0cm" fo:border="none" style:writing-mode="page"/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fo:padding="0cm" fo:border="none" style:writing-mode="page"/>
    </style:style>
    <style:style style:name="TabelleKontodaten.A2" style:family="table-cell">
      <style:table-cell-properties fo:padding="0cm" fo:border="none" style:writing-mode="page"/>
    </style:style>
    <style:style style:name="TabelleKontodaten.B2" style:family="table-cell">
      <style:table-cell-properties fo:padding="0cm" fo:border="none" style:writing-mode="page"/>
    </style:style>
    <style:style style:name="TabelleKontodaten.A3" style:family="table-cell">
      <style:table-cell-properties fo:padding="0cm" fo:border="none" style:writing-mode="page"/>
    </style:style>
    <style:style style:name="TabelleKontodaten.B3" style:family="table-cell">
      <style:table-cell-properties fo:padding="0cm" fo:border="none" style:writing-mode="page"/>
    </style:style>
    <style:style style:name="TabelleKontodaten.A4" style:family="table-cell">
      <style:table-cell-properties fo:padding="0cm" fo:border="none" style:writing-mode="page"/>
    </style:style>
    <style:style style:name="TabelleKontodaten.B4" style:family="table-cell">
      <style:table-cell-properties fo:padding="0cm" fo:border="none" style:writing-mode="page"/>
    </style:style>
    <style:style style:name="TabelleKontodaten.A5" style:family="table-cell">
      <style:table-cell-properties fo:padding="0cm" fo:border="none"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498cm" style:rel-column-width="32760*"/>
    </style:style>
    <style:style style:name="TabelleRequestsInnerePositiv.B" style:family="table-column">
      <style:table-column-properties style:column-width="8.502cm" style:rel-column-width="32775*"/>
    </style:style>
    <style:style style:name="TabelleRequestsInnerePositiv.A1" style:family="table-cell">
      <style:table-cell-properties fo:padding="0cm" fo:border="none" style:writing-mode="page"/>
    </style:style>
    <style:style style:name="TabelleRequestsInnerePositiv.B3" style:family="table-cell">
      <style:table-cell-properties style:vertical-align="middle" fo:padding="0cm" fo:border="none" style:writing-mode="page"/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fo:padding="0cm" fo:border="none" style:writing-mode="page"/>
    </style:style>
    <style:style style:name="TabelleKontodaten.A2" style:family="table-cell">
      <style:table-cell-properties fo:padding="0cm" fo:border="none" style:writing-mode="page"/>
    </style:style>
    <style:style style:name="TabelleKontodaten.B2" style:family="table-cell">
      <style:table-cell-properties fo:padding="0cm" fo:border="none" style:writing-mode="page"/>
    </style:style>
    <style:style style:name="TabelleKontodaten.A3" style:family="table-cell">
      <style:table-cell-properties fo:padding="0cm" fo:border="none" style:writing-mode="page"/>
    </style:style>
    <style:style style:name="TabelleKontodaten.B3" style:family="table-cell">
      <style:table-cell-properties fo:padding="0cm" fo:border="none" style:writing-mode="page"/>
    </style:style>
    <style:style style:name="TabelleKontodaten.A4" style:family="table-cell">
      <style:table-cell-properties fo:padding="0cm" fo:border="none" style:writing-mode="page"/>
    </style:style>
    <style:style style:name="TabelleKontodaten.B4" style:family="table-cell">
      <style:table-cell-properties fo:padding="0cm" fo:border="none" style:writing-mode="page"/>
    </style:style>
    <style:style style:name="TabelleKontodaten.A5" style:family="table-cell">
      <style:table-cell-properties fo:padding="0cm" fo:border="none" style:writing-mode="page"/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fo:padding="0cm" fo:border="none" style:writing-mode="page"/>
    </style:style>
    <style:style style:name="TabelleKontodaten.A2" style:family="table-cell">
      <style:table-cell-properties fo:padding="0cm" fo:border="none" style:writing-mode="page"/>
    </style:style>
    <style:style style:name="TabelleKontodaten.B2" style:family="table-cell">
      <style:table-cell-properties fo:padding="0cm" fo:border="none" style:writing-mode="page"/>
    </style:style>
    <style:style style:name="TabelleKontodaten.A3" style:family="table-cell">
      <style:table-cell-properties fo:padding="0cm" fo:border="none" style:writing-mode="page"/>
    </style:style>
    <style:style style:name="TabelleKontodaten.B3" style:family="table-cell">
      <style:table-cell-properties fo:padding="0cm" fo:border="none" style:writing-mode="page"/>
    </style:style>
    <style:style style:name="TabelleKontodaten.A4" style:family="table-cell">
      <style:table-cell-properties fo:padding="0cm" fo:border="none" style:writing-mode="page"/>
    </style:style>
    <style:style style:name="TabelleKontodaten.B4" style:family="table-cell">
      <style:table-cell-properties fo:padding="0cm" fo:border="none" style:writing-mode="page"/>
    </style:style>
    <style:style style:name="TabelleKontodaten.A5" style:family="table-cell">
      <style:table-cell-properties fo:padding="0cm" fo:border="none"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 style:master-page-name="">
      <style:paragraph-properties fo:margin-top="0cm" fo:margin-bottom="0cm" style:contextual-spacing="false" fo:text-align="start" style:justify-single-word="false" style:page-number="auto"/>
      <style:text-properties style:font-name="Carlito1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fo:language="de" fo:country="DE" fo:font-weight="normal" officeooo:rsid="01d02b66" officeooo:paragraph-rsid="01d02b6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fo:language="de" fo:country="DE" fo:font-weight="normal" officeooo:rsid="018567c4" officeooo:paragraph-rsid="0239da95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6" style:family="paragraph" style:parent-style-name="Table_20_Contents">
      <style:text-properties style:font-name="Carlito1" fo:font-size="10pt" fo:font-weight="normal" officeooo:rsid="020388b2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7" style:family="paragraph" style:parent-style-name="Table_20_Contents">
      <style:text-properties style:font-name="Carlito1" fo:font-size="10pt" fo:font-weight="normal" officeooo:rsid="020388b2" officeooo:paragraph-rsid="02059d9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8" style:family="paragraph" style:parent-style-name="Text_20_body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normal" officeooo:rsid="02059d97" officeooo:paragraph-rsid="020ac3f3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rlito1" fo:font-size="10pt" officeooo:rsid="01d02b66" officeooo:paragraph-rsid="01d02b66" style:font-name-asian="Arial Unicode M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rlito1" fo:font-size="10pt" officeooo:rsid="01d02b66" officeooo:paragraph-rsid="01d63fdc" style:font-name-asian="Arial Unicode MS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1" fo:font-size="10pt" officeooo:rsid="01d02b66" officeooo:paragraph-rsid="01f32772" style:font-name-asian="Arial Unicode MS" style:font-size-asian="10pt" style:font-size-complex="10pt"/>
    </style:style>
    <style:style style:name="P12" style:family="paragraph" style:parent-style-name="Table_20_Contents">
      <style:text-properties style:font-name="Carlito1" fo:font-size="10pt" officeooo:rsid="01d02b66" officeooo:paragraph-rsid="01d1d9e9" style:font-name-asian="Arial Unicode MS" style:font-size-asian="10pt" style:font-size-complex="10pt"/>
    </style:style>
    <style:style style:name="P13" style:family="paragraph" style:parent-style-name="Table_20_Contents">
      <style:text-properties style:font-name="Carlito1" fo:font-size="10pt" officeooo:rsid="01d02b66" officeooo:paragraph-rsid="0209eb15" style:font-name-asian="Arial Unicode MS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rlito1" fo:font-size="10pt" officeooo:rsid="01f32772" officeooo:paragraph-rsid="01f32772" style:font-name-asian="Arial Unicode MS" style:font-size-asian="10pt" style:font-size-complex="10pt"/>
    </style:style>
    <style:style style:name="P15" style:family="paragraph" style:parent-style-name="Table_20_Contents">
      <style:text-properties style:font-name="Carlito1" fo:font-size="10pt" officeooo:rsid="02064f28" officeooo:paragraph-rsid="0209eb15" style:font-name-asian="Arial Unicode MS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officeooo:rsid="0238688f" officeooo:paragraph-rsid="0139e61e" style:font-size-asian="10pt" style:font-size-complex="10pt" text:display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officeooo:rsid="0238688f" officeooo:paragraph-rsid="02a86fa7" style:font-size-asian="10pt" style:font-size-complex="10pt" text:display="none"/>
    </style:style>
    <style:style style:name="P18" style:family="paragraph" style:parent-style-name="Table_20_Contents">
      <style:text-properties style:font-name="Carlito1" officeooo:rsid="0170a4c7" officeooo:paragraph-rsid="0170a4c7"/>
    </style:style>
    <style:style style:name="P19" style:family="paragraph" style:parent-style-name="Table_20_Contents">
      <style:text-properties style:font-name="Carlito1" officeooo:rsid="0170a4c7" officeooo:paragraph-rsid="02c4faa8"/>
    </style:style>
    <style:style style:name="P20" style:family="paragraph" style:parent-style-name="Table_20_Contents">
      <style:text-properties style:font-name="Carlito1" fo:font-size="6pt" style:font-size-asian="5.25pt" style:font-size-complex="6pt" text:display="none"/>
    </style:style>
    <style:style style:name="P21" style:family="paragraph" style:parent-style-name="Table_20_Contents">
      <style:text-properties style:font-name="Carlito1" fo:font-size="6pt" style:font-name-asian="Arial Unicode MS" style:font-size-asian="6pt" style:font-size-complex="6pt"/>
    </style:style>
    <style:style style:name="P22" style:family="paragraph" style:parent-style-name="Table_20_Contents">
      <style:text-properties style:font-name="Carlito1" style:font-name-asian="Arial Unicode MS"/>
    </style:style>
    <style:style style:name="P23" style:family="paragraph" style:parent-style-name="Text_20_body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officeooo:rsid="02deebb0" officeooo:paragraph-rsid="02deebb0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officeooo:paragraph-rsid="02fab2ec"/>
    </style:style>
    <style:style style:name="P25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000000" loext:opacity="100%" style:font-name="Carlito" fo:font-size="10pt" fo:font-weight="normal" officeooo:rsid="020388b2" officeooo:paragraph-rsid="02fab2ec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000000" loext:opacity="100%" style:font-name="Carlito" fo:font-size="10pt" fo:font-weight="normal" officeooo:rsid="020388b2" officeooo:paragraph-rsid="03165f5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7" style:family="paragraph" style:parent-style-name="Table_20_Contents">
      <style:text-properties fo:color="#000000" loext:opacity="100%" style:font-name="Carlito" fo:font-size="10pt" fo:font-weight="normal" officeooo:rsid="020388b2" officeooo:paragraph-rsid="02059d9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fo:font-weight="normal" officeooo:rsid="020388b2" officeooo:paragraph-rsid="02c1d2e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9" style:family="paragraph" style:parent-style-name="Standard" style:master-page-name="Standard">
      <style:paragraph-properties style:page-number="auto"/>
      <style:text-properties fo:color="#1256a4" loext:opacity="100%" style:font-name="Carlito1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0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1" fo:font-size="18pt" officeooo:rsid="017543ee" officeooo:paragraph-rsid="020ac3f3" style:font-size-asian="18pt" style:font-size-complex="18pt"/>
    </style:style>
    <style:style style:name="P31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bold" officeooo:rsid="0238688f" officeooo:paragraph-rsid="0238688f" style:font-name-asian="Arial Unicode MS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2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normal" officeooo:rsid="0238688f" officeooo:paragraph-rsid="023868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3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normal" officeooo:rsid="02059d97" officeooo:paragraph-rsid="023868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4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officeooo:paragraph-rsid="0238688f"/>
    </style:style>
    <style:style style:name="P35" style:family="paragraph" style:parent-style-name="Heading_20_3">
      <style:paragraph-properties fo:margin-left="0cm" fo:text-indent="0cm" style:auto-text-indent="false"/>
      <style:text-properties officeooo:paragraph-rsid="02059d97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fo:font-size="10pt" fo:language="de" fo:country="DE" fo:font-weight="normal" officeooo:rsid="0238688f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6" style:family="text">
      <style:text-properties fo:color="#1256a4" loext:opacity="100%" fo:font-size="10pt" fo:language="de" fo:country="DE" fo:font-weight="normal" officeooo:rsid="012ff415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7" style:family="text">
      <style:text-properties fo:color="#1256a4" loext:opacity="100%" style:font-name="Carlito1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fo:color="#1256a4" loext:opacity="100%" style:font-name="Carlito1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9" style:family="text">
      <style:text-properties fo:color="#1256a4" loext:opacity="100%" style:font-name="Carlito1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10" style:family="text">
      <style:text-properties fo:language="de" fo:country="DE" officeooo:rsid="019271de"/>
    </style:style>
    <style:style style:name="T11" style:family="text">
      <style:text-properties fo:language="de" fo:country="DE" officeooo:rsid="020388b2"/>
    </style:style>
    <style:style style:name="T12" style:family="text">
      <style:text-properties fo:language="de" fo:country="DE" officeooo:rsid="0203a557"/>
    </style:style>
    <style:style style:name="T13" style:family="text">
      <style:text-properties fo:language="de" fo:country="DE" officeooo:rsid="0238688f"/>
    </style:style>
    <style:style style:name="T14" style:family="text">
      <style:text-properties fo:language="de" fo:country="DE" officeooo:rsid="023f131d"/>
    </style:style>
    <style:style style:name="T15" style:family="text">
      <style:text-properties officeooo:rsid="01d1d9e9"/>
    </style:style>
    <style:style style:name="T16" style:family="text">
      <style:text-properties officeooo:rsid="01f32772"/>
    </style:style>
    <style:style style:name="T17" style:family="text">
      <style:text-properties officeooo:rsid="0203a557"/>
    </style:style>
    <style:style style:name="T18" style:family="text">
      <style:text-properties officeooo:rsid="020f372f"/>
    </style:style>
    <style:style style:name="T19" style:family="text">
      <style:text-properties officeooo:rsid="02064f28"/>
    </style:style>
    <style:style style:name="T20" style:family="text">
      <style:text-properties style:font-name="Carlito1" fo:font-size="10pt" fo:font-weight="normal" officeooo:rsid="02059d9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1" style:family="text">
      <style:text-properties style:font-name="Carlito1" fo:font-size="10pt" fo:font-weight="normal" officeooo:rsid="023868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2" style:family="text">
      <style:text-properties style:font-name="Carlito1" fo:font-size="10pt" fo:font-weight="normal" officeooo:rsid="024485a0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3" style:family="text">
      <style:text-properties style:font-name="Carlito1" fo:font-size="10pt" fo:font-weight="normal" officeooo:rsid="02059d97" style:font-size-asian="10pt" style:font-weight-asian="normal" style:font-size-complex="10pt" style:font-weight-complex="normal"/>
    </style:style>
    <style:style style:name="T24" style:family="text">
      <style:text-properties style:font-name="Carlito1" fo:font-size="10pt" fo:font-weight="normal" officeooo:rsid="020388b2" style:font-size-asian="10pt" style:font-weight-asian="normal" style:font-size-complex="10pt" style:font-weight-complex="normal"/>
    </style:style>
    <style:style style:name="T25" style:family="text">
      <style:text-properties style:font-name="Carlito1" fo:font-size="10pt" fo:font-weight="normal" officeooo:rsid="0239da95" style:font-size-asian="10pt" style:font-weight-asian="normal" style:font-size-complex="10pt" style:font-weight-complex="normal"/>
    </style:style>
    <style:style style:name="T26" style:family="text">
      <style:text-properties officeooo:rsid="0238688f"/>
    </style:style>
    <style:style style:name="T27" style:family="text">
      <style:text-properties officeooo:rsid="023e70b1"/>
    </style:style>
    <style:style style:name="T28" style:family="text">
      <style:text-properties officeooo:rsid="023eacc2"/>
    </style:style>
    <style:style style:name="T29" style:family="text">
      <style:text-properties officeooo:rsid="02403480"/>
    </style:style>
    <style:style style:name="T30" style:family="text">
      <style:text-properties officeooo:rsid="0241c32d"/>
    </style:style>
    <style:style style:name="T31" style:family="text">
      <style:text-properties fo:color="#000000" loext:opacity="100%" style:font-name="Carlito" fo:font-size="10pt" fo:font-weight="normal" officeooo:rsid="020388b2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2" style:family="text">
      <style:text-properties officeooo:rsid="02f385fa"/>
    </style:style>
    <style:style style:name="T33" style:family="text">
      <style:text-properties officeooo:rsid="02f3a8ca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positiv$${ROWCONTEXTS=Requests}" table:style-name="positiv_24__24__7b_ROWCONTEXTS_3d_Requests_7d_">
        <table:table-column table:style-name="positiv_24__24__7b_ROWCONTEXTS_3d_Requests_7d_.A"/>
        <table:table-row table:style-name="positiv_24__24__7b_ROWCONTEXTS_3d_Requests_7d_.1">
          <table:table-cell table:style-name="positiv_24__24__7b_ROWCONTEXTS_3d_Requests_7d_.A1" office:value-type="string">
            <text:p text:style-name="P19"><office:annotation loext:resolved="false"><dc:creator>Unbekannter Autor</dc:creator><dc:date>2024-07-01T08:48:22.637000000</dc:date><text:p text:style-name="P36"><text:span text:style-name="T34">$if('$$org.apache.commons.lang.StringUtils.contains('$${ReasonableReqType.Description}','rstattung')'='false' | '$${ApprovalStatusValue.HiskeyId}' != '4001' <text:s/>, skip)</text:span></text:p></office:annotation><text:span text:style-name="T4">$-&gt;tubaf/stu/common/topWith</text:span><text:span text:style-name="T5">out</text:span><text:span text:style-name="T4">Address</text:span><text:span text:style-name="T5">But</text:span><text:span text:style-name="T6">Contact</text:span><text:span text:style-name="T4">.odt</text:span></text:p>
            <table:table table:name="TabelleRequestsInnerePositiv" table:style-name="TabelleRequestsInnerePositiv">
              <table:table-column table:style-name="TabelleRequestsInnerePositiv.A"/>
              <table:table-column table:style-name="TabelleRequestsInnerePositiv.B"/>
              <table:table-row>
                <table:table-cell table:style-name="TabelleRequestsInnerePositiv.A1" table:number-columns-spanned="2" office:value-type="string">
                  <text:h text:style-name="P30" text:outline-level="1" text:is-list-header="true"><text:span text:style-name="T13">Antrag</text:span><text:span text:style-name="T10"> </text:span><text:span text:style-name="T14">auf </text:span><text:span text:style-name="T11">Rückzahlung des Sem</text:span><text:span text:style-name="T12">e</text:span><text:span text:style-name="T11">sterbeitrags </text:span></text:h>
                  <text:h text:style-name="P31" text:outline-level="1" text:is-list-header="true">für das <text:span text:style-name="T29">$${customSettings.s</text:span>emester<text:span text:style-name="T29">}</text:span> <text:span text:style-name="T29">$${customSettings.year}</text:span></text:h>
                  <text:p text:style-name="P8"/>
                </table:table-cell>
                <table:covered-table-cell/>
              </table:table-row>
              <table:table-row>
                <table:table-cell table:style-name="TabelleRequestsInnerePositiv.A1" table:number-columns-spanned="2" office:value-type="string">
                  <text:h text:style-name="P34" text:outline-level="1" text:is-list-header="true"><text:span text:style-name="T21">Gemäß</text:span><text:span text:style-name="T20"> </text:span><text:span text:style-name="T22">dem Online-</text:span><text:span text:style-name="T20">Antrag </text:span><text:span text:style-name="T21">des Studierenden </text:span><text:span text:style-name="T20">vom $$Receiptdate</text:span></text:h>
                  <text:p text:style-name="P23"><text:span text:style-name="T20"/>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2" text:outline-level="1" text:is-list-header="true">Name</text:h>
                </table:table-cell>
                <table:table-cell table:style-name="TabelleRequestsInnerePositiv.B3" office:value-type="string">
                  <text:h text:style-name="P33" text:outline-level="1" text:is-list-header="true"><text:span text:style-name="T26">$$</text:span><text:span text:style-name="T27">Sur</text:span><text:span text:style-name="T26">name</text:span></text:h>
                </table:table-cell>
              </table:table-row>
              <table:table-row>
                <table:table-cell table:style-name="TabelleRequestsInnerePositiv.A1" office:value-type="string">
                  <text:h text:style-name="P32" text:outline-level="1" text:is-list-header="true">Vorname</text:h>
                </table:table-cell>
                <table:table-cell table:style-name="TabelleRequestsInnerePositiv.B3" office:value-type="string">
                  <text:h text:style-name="P32" text:outline-level="1" text:is-list-header="true">$$Firstname</text:h>
                </table:table-cell>
              </table:table-row>
              <table:table-row>
                <table:table-cell table:style-name="TabelleRequestsInnerePositiv.A1" office:value-type="string">
                  <text:h text:style-name="P32" text:outline-level="1" text:is-list-header="true">Matrikelnummer</text:h>
                </table:table-cell>
                <table:table-cell table:style-name="TabelleRequestsInnerePositiv.B3" office:value-type="string">
                  <text:h text:style-name="P32" text:outline-level="1" text:is-list-header="true">$$Mtknr</text:h>
                </table:table-cell>
              </table:table-row>
              <table:table-row>
                <table:table-cell table:style-name="TabelleRequestsInnerePositiv.A1" office:value-type="string">
                  <text:h text:style-name="P32" text:outline-level="1" text:is-list-header="true">Anschrift:</text:h>
                </table:table-cell>
                <table:table-cell table:style-name="TabelleRequestsInnerePositiv.B3" office:value-type="string">
                  <text:h text:style-name="P32" text:outline-level="1" text:is-list-header="true">$$Street, $$City</text:h>
                </table:table-cell>
              </table:table-row>
              <table:table-row>
                <table:table-cell table:style-name="TabelleRequestsInnerePositiv.A1" office:value-type="string">
                  <text:h text:style-name="P32" text:outline-level="1" text:is-list-header="true">Begründung:</text:h>
                </table:table-cell>
                <table:table-cell table:style-name="TabelleRequestsInnerePositiv.B3" office:value-type="string">
                  <text:p text:style-name="P5">$${customSettings.Comment| - }</text:p>
                </table:table-cell>
              </table:table-row>
              <table:table-row>
                <table:table-cell table:style-name="TabelleRequestsInnerePositiv.A1" office:value-type="string">
                  <text:h text:style-name="P31" text:outline-level="1" text:is-list-header="true">Betrag <text:span text:style-name="T30">in Euro</text:span>:</text:h>
                </table:table-cell>
                <table:table-cell table:style-name="TabelleRequestsInnerePositiv.B3" office:value-type="string">
                  <text:h text:style-name="P31" text:outline-level="1" text:is-list-header="true">$$<text:span text:style-name="T28">{c</text:span>ustomSettings.amount<text:span text:style-name="T28">}</text:span></text:h>
                </table:table-cell>
              </table:table-row>
              <table:table-row>
                <table:table-cell table:style-name="TabelleRequestsInnerePositiv.A1" table:number-columns-spanned="2" office:value-type="string">
                  <text:h text:style-name="P35" text:outline-level="3" text:is-list-header="true"><text:span text:style-name="T23">Kontod</text:span><text:span text:style-name="T24">aten aus dem Antrag </text:span><text:span text:style-name="T25">des Studierenden </text:span><text:span text:style-name="T23">für die Rückzahlung: </text:span></text:h>
                  <table:table table:name="TabelleKontodaten" table:style-name="TabelleKontodaten">
                    <table:table-column table:style-name="TabelleKontodaten.A"/>
                    <table:table-column table:style-name="TabelleKontodaten.B"/>
                    <table:table-row table:style-name="TabelleKontodaten.1">
                      <table:table-cell table:style-name="TabelleKontodaten.A1" office:value-type="string">
                        <text:p text:style-name="P6">Kontoinhaber</text:p>
                      </table:table-cell>
                      <table:table-cell table:style-name="TabelleKontodaten.A1" office:value-type="string">
                        <text:p text:style-name="P26">$$org.apache.commons.lang.StringUtils.substringAfterLast($$org.apache.commons.lang.StringUtils.substringBeforeLast($$org.apache.commons.lang.StringUtils.replace('|$$!{studentOverview.AllAddresses[STU][0].Person.Requests[0].ApprovalStatusValue.HiskeyId}~$$n|$$!{studentOverview.AllAddresses[STU][0].Person.Requests[0].AccountHolder}/$$!{studentOverview.AllAddresses[STU][0].Person.Requests[0].ApprovalStatusValue.HiskeyId}~$$n/|$$!{studentOverview.AllAddresses[STU][0].Person.Requests[1].ApprovalStatusValue.HiskeyId}~$$n|$$!{studentOverview.AllAddresses[STU][0].Person.Requests[1].AccountHolder}/$$!{studentOverview.AllAddresses[STU][0].Person.Requests[1].ApprovalStatusValue.HiskeyId}~$$n/|$$!{studentOverview.AllAddresses[STU][0].Person.Requests[2].ApprovalStatusValue.HiskeyId}~$$n|$$!{studentOverview.AllAddresses[STU][0].Person.Requests[2].AccountHolder}/$$!{studentOverview.AllAddresses[STU][0].Person.Requests[2].ApprovalStatusValue.HiskeyId}~$$n/|$$!{studentOverview.AllAddresses[STU][0].Person.Requests[3].ApprovalStatusValue.HiskeyId}~$$n|$$!{studentOverview.AllAddresses[STU][0].Person.Requests[3].AccountHolder}/$$!{studentOverview.AllAddresses[STU][0].Person.Requests[3].ApprovalStatusValue.HiskeyId}~$$n/|$$!{studentOverview.AllAddresses[STU][0].Person.Requests[4].ApprovalStatusValue.HiskeyId}~$$n|$$!{studentOverview.AllAddresses[STU][0].Person.Requests[4].AccountHolder}/$$!{studentOverview.AllAddresses[STU][0].Person.Requests[4].ApprovalStatusValue.HiskeyId}~$$n/|$$!{studentOverview.AllAddresses[STU][0].Person.Requests[5].ApprovalStatusValue.HiskeyId}~$$n|$$!{studentOverview.AllAddresses[STU][0].Person.Requests[5].AccountHolder}/$$!{studentOverview.AllAddresses[STU][0].Person.Requests[5].ApprovalStatusValue.HiskeyId}~$$n/|$$!{studentOverview.AllAddresses[STU][0].Person.Requests[6].ApprovalStatusValue.HiskeyId}~$$n|$$!{studentOverview.AllAddresses[STU][0].Person.Requests[6].AccountHolder}/$$!{studentOverview.AllAddresses[STU][0].Person.Requests[6].ApprovalStatusValue.HiskeyId}~$$n/|$$!{studentOverview.AllAddresses[STU][0].Person.Requests[7].ApprovalStatusValue.HiskeyId}~$$n|$$!{studentOverview.AllAddresses[STU][0].Person.Requests[7].AccountHolder}/$$!{studentOverview.AllAddresses[STU][0].Person.Requests[7].ApprovalStatusValue.HiskeyId}~$$n/|$$!{studentOverview.AllAddresses[STU][0].Person.Requests[8].ApprovalStatusValue.HiskeyId}~$$n|$$!{studentOverview.AllAddresses[STU][0].Person.Requests[8].AccountHolder}/$$!{studentOverview.AllAddresses[STU][0].Person.Requests[8].ApprovalStatusValue.HiskeyId}~$$n/|$$!{studentOverview.AllAddresses[STU][0].Person.Requests[9].ApprovalStatusValue.HiskeyId}~$$n|$$!{studentOverview.AllAddresses[STU][0].Person.Requests[9].AccountHolder}/$$!{studentOverview.AllAddresses[STU][0].Person.Requests[9].ApprovalStatusValue.HiskeyId}~$$n/|$$!{studentOverview.AllAddresses[STU][0].Person.Requests[10].ApprovalStatusValue.HiskeyId}~$$n|$$!{studentOverview.AllAddresses[STU][0].Person.Requests[10].AccountHolder}/$$!{studentOverview.AllAddresses[STU][0].Person.Requests[10].ApprovalStatusValue.HiskeyId}~$$n/','|4001~$$n|/4001~$$n/',''),'/4001~$$n/'),'|4001~$$n|')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7">Bank</text:p>
                      </table:table-cell>
                      <table:table-cell table:style-name="TabelleKontodaten.B2" office:value-type="string">
                        <text:p text:style-name="P24"><text:span text:style-name="T31">$$org.apache.commons.lang.StringUtils.substringAfterLast($$org.apache.commons.lang.StringUtils.substringBeforeLast($</text:span><text:soft-page-break/><text:span text:style-name="T31">$org.apache.commons.lang.StringUtils.replace('|$$!{studentOverview.AllAddresses[STU][0].Person.Requests[0].ApprovalStatusValue.HiskeyId}~$$n|$$!{studentOverview.AllAddresses[STU][0].Person.Requests[0].BankName}/$$!{studentOverview.AllAddresses[STU][0].Person.Requests[0].ApprovalStatusValue.HiskeyId}~$$n/|$$!{studentOverview.AllAddresses[STU][0].Person.Requests[1].ApprovalStatusValue.HiskeyId}~$$n|$$!{studentOverview.AllAddresses[STU][0].Person.Requests[1].BankName}/$$!{studentOverview.AllAddresses[STU][0].Person.Requests[1].ApprovalStatusValue.HiskeyId}~$$n/|$$!{studentOverview.AllAddresses[STU][0].Person.Requests[2].ApprovalStatusValue.HiskeyId}~$$n|$$!{studentOverview.AllAddresses[STU][0].Person.Requests[2].BankName}/$$!{studentOverview.AllAddresses[STU][0].Person.Requests[2].ApprovalStatusValue.HiskeyId}~$$n/|$$!{studentOverview.AllAddresses[STU][0].Person.Requests[3].ApprovalStatusValue.HiskeyId}~$$n|$$!{studentOverview.AllAddresses[STU][0].Person.Requests[3].BankName}/$$!{studentOverview.AllAddresses[STU][0].Person.Requests[3].ApprovalStatusValue.HiskeyId}~$$n/|$$!{studentOverview.AllAddresses[STU][0].Person.Requests[4].ApprovalStatusValue.HiskeyId}~$$n|$$!{studentOverview.AllAddresses[STU][0].Person.Requests[4].BankName}/$$!{studentOverview.AllAddresses[STU][0].Person.Requests[4].ApprovalStatusValue.HiskeyId}~$$n/|$$!{studentOverview.AllAddresses[STU][0].Person.Requests[5].ApprovalStatusValue.HiskeyId}~$$n|$$!{studentOverview.AllAddresses[STU][0].Person.Requests[5].BankName}/$$!{studentOverview.AllAddresses[STU][0].Person.Requests[5].ApprovalStatusValue.HiskeyId}~$$n/|$$!{studentOverview.AllAddresses[STU][0].Person.Requests[6].ApprovalStatusValue.HiskeyId}~$$n|$$!{studentOverview.AllAddresses[STU][0].Person.Requests[6].BankName}/$$!{studentOverview.AllAddresses[STU][0].Person.Requests[6].ApprovalStatusValue.HiskeyId}~$$n/|$$!{studentOverview.AllAddresses[STU][0].Person.Requests[7].ApprovalStatusValue.HiskeyId}~$$n|$$!{studentOverview.AllAddresses[STU][0].Person.Requests[7].BankName}/$$!{studentOverview.AllAddresses[STU][0].Person.Requests[7].ApprovalStatusValue.HiskeyId}~$$n/|$$!{studentOverview.AllAddresses[STU][0].Person.Requests[8].ApprovalStatusValue.HiskeyId}~$$n|$$!{studentOverview.AllAddresses[STU][0].Person.Requests[8].BankName}/$$!{studentOverview.AllAddresses[STU][0].Person.Requests[8].ApprovalStatusValue.HiskeyId}~$$n/|$$!{studentOverview.AllAddresses[STU][0].Person.Requests[9].ApprovalStatusValue.HiskeyId}~$$n|$$!{studentOverview.AllAddresses[STU][0].Person.Requests[9].BankName}/$$!{studentOverview.AllAddresses[STU][0].Person.Requests[9].ApprovalStatusValue.HiskeyId}~$$n/|$$!{studentOverview.AllAddresses[STU][0].Person.Requests[10].ApprovalStatusValue.HiskeyId}~$$n|$$!{studentOverview.AllAddresses[STU][0].Person.Requests[10].BankName}/$$!{studentOverview.AllAddresses[STU][0].Person.Requests[10].ApprovalStatusValue.HiskeyId}~$$n/','|4001~$$n|/4001~$$n/',''),'/4001~$$n/'),'|4001~$$n|')</text:span>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7">IBAN</text:p>
                      </table:table-cell>
                      <table:table-cell table:style-name="TabelleKontodaten.B3" office:value-type="string">
                        <text:p text:style-name="P25">$$org.apache.commons.lang.StringUtils.substringAfterLast($$org.apache.commons.lang.StringUtils.substringBeforeLast($$org.apache.commons.lang.StringUtils.replace('|$$!{studentOverview.AllAddresses[STU][0].Person.Requests[0].ApprovalStatusValue.HiskeyId}~$$n|$$!{studentOverview.AllAddresses[STU][0].Person.Requests[0].Iban}/$$!{studentOverview.AllAddresses[STU][0].Person.Requests[0].ApprovalStatusValue.HiskeyId}~$$n/|$$!{studentOverview.AllAddresses[STU][0].Person.Requests[1].ApprovalStatusValue.HiskeyId}~$$n|$$!{studentOverview.AllAddresses[STU][0].Person.Requests[1].Iban}/$$!{studentOverview.AllAddresses[STU][0].Person.Requests[1].ApprovalStatusValue.HiskeyId}~$$n/|$$!{studentOverview.AllAddresses[STU][0].Person.Requests[2].ApprovalStatusValue.HiskeyId}~$$n|$$!{studentOverview.AllAddresses[STU][0].Person.Requests[2].Iban}/$$!{studentOverview.AllAddresses[STU][0].Person.Requests[2].ApprovalStatusValue.HiskeyId}~$$n/|$$!{studentOverview.AllAddresses[STU][0].Person.Requests[3].ApprovalStatusValue.HiskeyId}~$$n|$$!{studentOverview.AllAddresses[STU][0].Person.Requests[3].Iban}/$$!{studentOverview.AllAddresses[STU][0].Person.Requests[3].ApprovalStatusValue.HiskeyId}~$$n/|$$!{studentOverview.AllAddresses[STU][0].Person.Requests[4].ApprovalStatusValue.HiskeyId}~$$n|$$!{studentOverview.AllAddresses[STU][0].Person.Requests[4].Iban}/$$!{studentOverview.AllAddresses[STU][0].Person.Requests[4].ApprovalStatusValue.HiskeyId}~$$n/|$$!{studentOverview.AllAddresses[STU][0].Person.Requests[5].ApprovalStatusValue.HiskeyId}~$$n|$$!{studentOverview.AllAddresses[STU][0].Person.Requests[5].Iban}/$$!<text:soft-page-break/>{studentOverview.AllAddresses[STU][0].Person.Requests[5].ApprovalStatusValue.HiskeyId}~$$n/|$$!{studentOverview.AllAddresses[STU][0].Person.Requests[6].ApprovalStatusValue.HiskeyId}~$$n|$$!{studentOverview.AllAddresses[STU][0].Person.Requests[6].Iban}/$$!{studentOverview.AllAddresses[STU][0].Person.Requests[6].ApprovalStatusValue.HiskeyId}~$$n/|$$!{studentOverview.AllAddresses[STU][0].Person.Requests[7].ApprovalStatusValue.HiskeyId}~$$n|$$!{studentOverview.AllAddresses[STU][0].Person.Requests[7].Iban}/$$!{studentOverview.AllAddresses[STU][0].Person.Requests[7].ApprovalStatusValue.HiskeyId}~$$n/|$$!{studentOverview.AllAddresses[STU][0].Person.Requests[8].ApprovalStatusValue.HiskeyId}~$$n|$$!{studentOverview.AllAddresses[STU][0].Person.Requests[8].Iban}/$$!{studentOverview.AllAddresses[STU][0].Person.Requests[8].ApprovalStatusValue.HiskeyId}~$$n/|$$!{studentOverview.AllAddresses[STU][0].Person.Requests[9].ApprovalStatusValue.HiskeyId}~$$n|$$!{studentOverview.AllAddresses[STU][0].Person.Requests[9].Iban}/$$!{studentOverview.AllAddresses[STU][0].Person.Requests[9].ApprovalStatusValue.HiskeyId}~$$n/|$$!{studentOverview.AllAddresses[STU][0].Person.Requests[10].ApprovalStatusValue.HiskeyId}~$$n|$$!{studentOverview.AllAddresses[STU][0].Person.Requests[10].Iban}/$$!{studentOverview.AllAddresses[STU][0].Person.Requests[10].ApprovalStatusValue.HiskeyId}~$$n/','|4001~$$n|/4001~$$n/',''),'/4001~$$n/'),'|4001~$$n|')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7">BIC</text:p>
                      </table:table-cell>
                      <table:table-cell table:style-name="TabelleKontodaten.B4" office:value-type="string">
                        <text:p text:style-name="P25">$$org.apache.commons.lang.StringUtils.substringAfterLast($$org.apache.commons.lang.StringUtils.substringBeforeLast($$org.apache.commons.lang.StringUtils.replace('|$$!{studentOverview.AllAddresses[STU][0].Person.Requests[0].ApprovalStatusValue.HiskeyId}~$$n|$$!{studentOverview.AllAddresses[STU][0].Person.Requests[0].Bic}/$$!{studentOverview.AllAddresses[STU][0].Person.Requests[0].ApprovalStatusValue.HiskeyId}~$$n/|$$!{studentOverview.AllAddresses[STU][0].Person.Requests[1].ApprovalStatusValue.HiskeyId}~$$n|$$!{studentOverview.AllAddresses[STU][0].Person.Requests[1].Bic}/$$!{studentOverview.AllAddresses[STU][0].Person.Requests[1].ApprovalStatusValue.HiskeyId}~$$n/|$$!{studentOverview.AllAddresses[STU][0].Person.Requests[2].ApprovalStatusValue.HiskeyId}~$$n|$$!{studentOverview.AllAddresses[STU][0].Person.Requests[2].Bic}/$$!{studentOverview.AllAddresses[STU][0].Person.Requests[2].ApprovalStatusValue.HiskeyId}~$$n/|$$!{studentOverview.AllAddresses[STU][0].Person.Requests[3].ApprovalStatusValue.HiskeyId}~$$n|$$!{studentOverview.AllAddresses[STU][0].Person.Requests[3].Bic}/$$!{studentOverview.AllAddresses[STU][0].Person.Requests[3].ApprovalStatusValue.HiskeyId}~$$n/|$$!{studentOverview.AllAddresses[STU][0].Person.Requests[4].ApprovalStatusValue.HiskeyId}~$$n|$$!{studentOverview.AllAddresses[STU][0].Person.Requests[4].Bic}/$$!{studentOverview.AllAddresses[STU][0].Person.Requests[4].ApprovalStatusValue.HiskeyId}~$$n/|$$!{studentOverview.AllAddresses[STU][0].Person.Requests[5].ApprovalStatusValue.HiskeyId}~$$n|$$!{studentOverview.AllAddresses[STU][0].Person.Requests[5].Bic}/$$!{studentOverview.AllAddresses[STU][0].Person.Requests[5].ApprovalStatusValue.HiskeyId}~$$n/|$$!{studentOverview.AllAddresses[STU][0].Person.Requests[6].ApprovalStatusValue.HiskeyId}~$$n|$$!{studentOverview.AllAddresses[STU][0].Person.Requests[6].Bic}/$$!{studentOverview.AllAddresses[STU][0].Person.Requests[6].ApprovalStatusValue.HiskeyId}~$$n/|$$!{studentOverview.AllAddresses[STU][0].Person.Requests[7].ApprovalStatusValue.HiskeyId}~$$n|$$!{studentOverview.AllAddresses[STU][0].Person.Requests[7].Bic}/$$!{studentOverview.AllAddresses[STU][0].Person.Requests[7].ApprovalStatusValue.HiskeyId}~$$n/|$$!{studentOverview.AllAddresses[STU][0].Person.Requests[8].ApprovalStatusValue.HiskeyId}~$$n|$$!{studentOverview.AllAddresses[STU][0].Person.Requests[8].Bic}/$$!{studentOverview.AllAddresses[STU][0].Person.Requests[8].ApprovalStatusValue.HiskeyId}~$$n/|$$!{studentOverview.AllAddresses[STU][0].Person.Requests[9].ApprovalStatusValue.HiskeyId}~$$n|$$!{studentOverview.AllAddresses[STU][0].Person.Requests[9].Bic}/$$!{studentOverview.AllAddresses[STU][0].Person.Requests[9].ApprovalStatusValue.HiskeyId}~$$n/|$$!{studentOverview.AllAddresses[STU][0].Person.Requests[10].ApprovalStatusValue.HiskeyId}~$$n|$$!{studentOverview.AllAddresses[STU][0].Person.Requests[10].Bic}/$$!{studentOverview.AllAddresses[STU][0].Person.Requests[10].ApprovalStatusValue.HiskeyId}~$$n/','|4001~$$n|/4001~$$n/',''),'/4001~$$n/'),'|4001~$$n|')</text:p>
                      </table:table-cell>
                    </table:table-row>
                    <table:table-row>
                      <table:table-cell table:style-name="TabelleKontodaten.A5" table:number-columns-spanned="2" office:value-type="string">
                        <text:p text:style-name="P27"/>
                        <text:p text:style-name="P28"><text:soft-page-break/>================================================================================================</text:p>
                        <text:p text:style-name="P28"/>
                        <text:p text:style-name="P28">Bearbeitungsvermerk (nicht vom Antragsteller auszufüllen)<text:line-break/></text:p>
                        <text:p text:style-name="P28">Dezernat 2<text:tab/>Sachlich richtig </text:p>
                        <text:p text:style-name="P28"><text:tab/><text:tab/><text:tab/><text:tab/><text:tab/>-------------------------------------------------------</text:p>
                        <text:p text:style-name="P28"><text:tab/><text:tab/>Rechnerisch richtig</text:p>
                        <text:p text:style-name="P28"><text:tab/><text:tab/><text:tab/><text:tab/><text:tab/>------------------------------------------------------</text:p>
                        <text:p text:style-name="P28"/>
                        <text:p text:style-name="P28">Dezernat 4<text:tab/>Verwendungszweck </text:p>
                        <text:p text:style-name="P28"><text:tab/><text:tab/><text:tab/><text:tab/><text:tab/>-------------------------------------------------------</text:p>
                        <text:p text:style-name="P28"><text:tab/><text:tab/>Zahlungsanweisung</text:p>
                        <text:p text:style-name="P28"><text:tab/><text:tab/><text:tab/><text:tab/><text:tab/>-------------------------------------------------------</text:p>
                        <text:p text:style-name="P28"/>
                        <text:p text:style-name="P28"/>
                      </table:table-cell>
                      <table:covered-table-cell/>
                    </table:table-row>
                  </table:table>
                </table:table-cell>
                <table:covered-table-cell/>
              </table:table-row>
            </table:table>
            <text:p text:style-name="P18"/>
          </table:table-cell>
        </table:table-row>
        <table:table-row table:style-name="positiv_24__24__7b_ROWCONTEXTS_3d_Requests_7d_.2">
          <table:table-cell table:style-name="positiv_24__24__7b_ROWCONTEXTS_3d_Requests_7d_.A1" office:value-type="string">
            <text:p text:style-name="P17">//<text:span text:style-name="T33">Nicht drucken Ende Tabelle positiv RowContext</text:span></text:p>
          </table:table-cell>
        </table:table-row>
        <table:table-row table:style-name="positiv_24__24__7b_ROWCONTEXTS_3d_Requests_7d_.3">
          <table:table-cell table:style-name="positiv_24__24__7b_ROWCONTEXTS_3d_Requests_7d_.A3" office:value-type="string">
            <text:p text:style-name="P20">//</text:p>
          </table:table-cell>
        </table:table-row>
      </table:table>
      <text:p text:style-name="P3">//</text:p>
      <text:p text:style-name="P4">Zwischen den Tabellen</text:p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9"><office:annotation loext:resolved="false"><dc:creator>Unbekannter Autor</dc:creator><dc:date>2024-07-12T17:55:00.377000000</dc:date><text:p text:style-name="P36"><text:span text:style-name="T34">$if('$$org.apache.commons.lang.StringUtils.contains('$${ReasonableReqType.Description}','rstattung')'='false' | ('$${ApprovalStatusValue.HiskeyId}' = '4001' | ApprovalStatusValue.Uniquename = 'S') | ('$${ProcessingStatusValue.Id}' = '25007' | '$${ProcessingStatusValue.Id}' = '25008'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0">Es ist kein genehmigter Antrag „<text:span text:style-name="T17">Rückzahlung des Semesterbeitrags</text:span>“ vorhanden.</text:p>
                  <text:p text:style-name="P10">Wenn es solch einen Antrag gibt, ist der Student ggfs. noch nicht gespeichert.</text:p>
                  <text:p text:style-name="P10"/>
                  <text:p text:style-name="P11">Oder es gibt bereits einen abgelehnten Antrag.</text:p>
                  <text:p text:style-name="P14">Diesen dann ggfs. Stornieren.</text:p>
                  <text:p text:style-name="P11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2">Technische Informationen zu einem statt dessen gefundenen Antrag des Studenten <text:span text:style-name="T16">(ggfs. zur Fehlersuche)</text:span>:</text:p>
                  <text:p text:style-name="P13">ObjGuid: <text:s text:c="59"/>$${ObjGuid}</text:p>
                  <text:p text:style-name="P13">ReasonableReqType.RequestType.Id…. <text:s text:c="5"/>$${ReasonableReqType.RequestType.Id} - <text:span text:style-name="T19">$${ReasonableReqType.RequestType.Defaulttext}</text:span></text:p>
                  <text:p text:style-name="P13">ReasonableReqType.StatementOfFactId….<text:span text:style-name="T19">$</text:span>${ReasonableReqType.StatementOfFactId}</text:p>
                  <text:p text:style-name="P13">ApprovalStatusValue.Id…. <text:s text:c="29"/>$${ApprovalStatusValue.Id<text:span text:style-name="T15">} - </text:span><text:span text:style-name="T19">$${ApprovalStatusValue.Defaulttext}</text:span></text:p>
                  <text:p text:style-name="P15">Process<text:span text:style-name="T18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2"/>
                </table:table-cell>
              </table:table-row>
            </table:table>
            <text:p text:style-name="P21"/>
            <text:p text:style-name="P21"/>
          </table:table-cell>
        </table:table-row>
      </table:table>
      <text:p text:style-name="P16">//<text:span text:style-name="T32">Ende nicht druck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Fett" style:font-family-generic="swiss" style:font-pitch="variable"/>
    <style:font-face style:name="Carlito3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2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3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1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1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1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25T11:48:24.687000000</dc:date>
    <meta:generator>LibreOffice/7.6.4.1$Windows_x86 LibreOffice_project/e19e193f88cd6c0525a17fb7a176ed8e6a3e2aa1</meta:generator>
    <meta:editing-duration>P15DT20H2M38S</meta:editing-duration>
    <meta:editing-cycles>891</meta:editing-cycles>
    <meta:document-statistic meta:table-count="5" meta:image-count="0" meta:object-count="0" meta:page-count="4" meta:paragraph-count="48" meta:word-count="134" meta:character-count="14104" meta:non-whitespace-character-count="13868"/>
  </office:meta>
</office:document-meta>
</file>